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9.57mm"/>
    </style:style>
    <style:style style:name="co3" style:family="table-column">
      <style:table-column-properties fo:break-before="auto" style:column-width="62.53mm"/>
    </style:style>
    <style:style style:name="co4" style:family="table-column">
      <style:table-column-properties fo:break-before="auto" style:column-width="47.04mm"/>
    </style:style>
    <style:style style:name="co5" style:family="table-column">
      <style:table-column-properties fo:break-before="auto" style:column-width="56.73mm"/>
    </style:style>
    <style:style style:name="co6" style:family="table-column">
      <style:table-column-properties fo:break-before="auto" style:column-width="26.58mm"/>
    </style:style>
    <style:style style:name="co7" style:family="table-column">
      <style:table-column-properties fo:break-before="auto" style:column-width="51.1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#99ff66"/>
    </style:style>
    <style:style style:name="ce4" style:family="table-cell" style:parent-style-name="Default" style:data-style-name="N99">
      <style:table-cell-properties fo:background-color="#ff3333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Default"/>
        <table:table-column table:style-name="co7" table:default-cell-style-name="Default"/>
        <table:table-row table:style-name="ro2">
          <table:table-cell table:style-name="ce1" office:value-type="string" calcext:value-type="string">
            <text:p>THRESHOLD: 0.3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false positives</text:p>
          </table:table-cell>
          <table:table-cell table:style-name="ce1" office:value-type="string" calcext:value-type="string">
            <text:p>Number of additional splittings</text:p>
          </table:table-cell>
          <table:table-cell table:style-name="ce1" office:value-type="string" calcext:value-type="string">
            <text:p>Average ti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.34" calcext:value-type="float">
            <text:p>0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5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32" calcext:value-type="float">
            <text:p>2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4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36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46" calcext:value-type="float">
            <text:p>2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46" calcext:value-type="float">
            <text:p>2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3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56" calcext:value-type="float">
            <text:p>2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.04" calcext:value-type="float">
            <text:p>3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.22" calcext:value-type="float">
            <text:p>3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.26" calcext:value-type="float">
            <text:p>3,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.28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.34" calcext:value-type="float">
            <text:p>3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4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.36" calcext:value-type="float">
            <text:p>3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.36" calcext:value-type="float">
            <text:p>5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.48" calcext:value-type="float">
            <text:p>5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5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.7" calcext:value-type="float">
            <text:p>5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venshtein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5.1" calcext:value-type="float">
            <text:p>15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venshtein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5.26" calcext:value-type="float">
            <text:p>15,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5.6" calcext:value-type="float">
            <text:p>65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7.16" calcext:value-type="float">
            <text:p>67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merauLevenshtein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87.32" calcext:value-type="float">
            <text:p>87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merauLevenshtein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87.52" calcext:value-type="float">
            <text:p>87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03.06" calcext:value-type="float">
            <text:p>103,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2.76" calcext:value-type="float">
            <text:p>2,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2.82" calcext:value-type="float">
            <text:p>2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5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.12" calcext:value-type="float">
            <text:p>3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3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.44" calcext:value-type="float">
            <text:p>3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.54" calcext:value-type="float">
            <text:p>3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.74" calcext:value-type="float">
            <text:p>3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.8" calcext:value-type="float">
            <text:p>3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6.24" calcext:value-type="float">
            <text:p>6,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6.52" calcext:value-type="float">
            <text:p>6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6.78" calcext:value-type="float">
            <text:p>6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6.92" calcext:value-type="float">
            <text:p>6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8.18" calcext:value-type="float">
            <text:p>8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4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2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2.48" calcext:value-type="float">
            <text:p>12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5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2.48" calcext:value-type="float">
            <text:p>12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3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2.58" calcext:value-type="float">
            <text:p>12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4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26.6" calcext:value-type="float">
            <text:p>26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3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26.72" calcext:value-type="float">
            <text:p>26,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5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27.18" calcext:value-type="float">
            <text:p>27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2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27.58" calcext:value-type="float">
            <text:p>27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4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4.24" calcext:value-type="float">
            <text:p>34,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5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4.46" calcext:value-type="float">
            <text:p>34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3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5.66" calcext:value-type="float">
            <text:p>35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2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6.84" calcext:value-type="float">
            <text:p>36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75.36" calcext:value-type="float">
            <text:p>75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79.46" calcext:value-type="float">
            <text:p>79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80.14" calcext:value-type="float">
            <text:p>80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85.64" calcext:value-type="float">
            <text:p>85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97.54" calcext:value-type="float">
            <text:p>97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01.56" calcext:value-type="float">
            <text:p>101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02.74" calcext:value-type="float">
            <text:p>102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02.78" calcext:value-type="float">
            <text:p>102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03.24" calcext:value-type="float">
            <text:p>103,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08.82" calcext:value-type="float">
            <text:p>108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Token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0.52" calcext:value-type="float">
            <text:p>0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Token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.1" calcext:value-type="float">
            <text:p>1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4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5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2.46" calcext:value-type="float">
            <text:p>2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4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2.94" calcext:value-type="float">
            <text:p>2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Token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4" calcext:value-type="float">
            <text:p>1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2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6.42" calcext:value-type="float">
            <text:p>6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5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2.6" calcext:value-type="float">
            <text:p>2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3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3.28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3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3.72" calcext:value-type="float">
            <text:p>3,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4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3.16" calcext:value-type="float">
            <text:p>3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5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3.52" calcext:value-type="float">
            <text:p>3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7.5" calcext:value-type="float">
            <text:p>77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86.26" calcext:value-type="float">
            <text:p>86,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6.28" calcext:value-type="float">
            <text:p>6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6.72" calcext:value-type="float">
            <text:p>6,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6.84" calcext:value-type="float">
            <text:p>6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6.9" calcext:value-type="float">
            <text:p>6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6.98" calcext:value-type="float">
            <text:p>6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7.08" calcext:value-type="float">
            <text:p>7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6.36" calcext:value-type="float">
            <text:p>76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97.8" calcext:value-type="float">
            <text:p>97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99.24" calcext:value-type="float">
            <text:p>99,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08.74" calcext:value-type="float">
            <text:p>108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71.82" calcext:value-type="float">
            <text:p>71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78.62" calcext:value-type="float">
            <text:p>78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71.26" calcext:value-type="float">
            <text:p>71,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76.7" calcext:value-type="float">
            <text:p>76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1.28" calcext:value-type="float">
            <text:p>71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69.14" calcext:value-type="float">
            <text:p>69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2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22" calcext:value-type="float">
            <text:p>2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2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32" calcext:value-type="float">
            <text:p>2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4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.52" calcext:value-type="float">
            <text:p>5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5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.74" calcext:value-type="float">
            <text:p>5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5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04" calcext:value-type="float">
            <text:p>6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88.7" calcext:value-type="float">
            <text:p>88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69.62" calcext:value-type="float">
            <text:p>69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71.64" calcext:value-type="float">
            <text:p>71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86.52" calcext:value-type="float">
            <text:p>86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84.18" calcext:value-type="float">
            <text:p>84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9.38" calcext:value-type="float">
            <text:p>79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83.14" calcext:value-type="float">
            <text:p>83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.04" calcext:value-type="float">
            <text:p>1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.34" calcext:value-type="float">
            <text:p>1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Token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.48" calcext:value-type="float">
            <text:p>1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Token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.54" calcext:value-type="float">
            <text:p>1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18" calcext:value-type="float">
            <text:p>2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3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22" calcext:value-type="float">
            <text:p>2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.92" calcext:value-type="float">
            <text:p>5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8" calcext:value-type="float">
            <text:p>6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8.12" calcext:value-type="float">
            <text:p>8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1.2" calcext:value-type="float">
            <text:p>31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Token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0.42" calcext:value-type="float">
            <text:p>0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Token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.14" calcext:value-type="float">
            <text:p>1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Token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.2" calcext:value-type="float">
            <text:p>1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2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.22" calcext:value-type="float">
            <text:p>3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6.36" calcext:value-type="float">
            <text:p>6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7.2" calcext:value-type="float">
            <text:p>7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5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26" calcext:value-type="float">
            <text:p>2,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4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2.34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7.2" calcext:value-type="float">
            <text:p>7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95.8" calcext:value-type="float">
            <text:p>95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02.34" calcext:value-type="float">
            <text:p>102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92.3" calcext:value-type="float">
            <text:p>92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72.12" calcext:value-type="float">
            <text:p>72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2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2.32" calcext:value-type="float">
            <text:p>2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2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2.38" calcext:value-type="float">
            <text:p>2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69.6" calcext:value-type="float">
            <text:p>69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77.5" calcext:value-type="float">
            <text:p>77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80.68" calcext:value-type="float">
            <text:p>80,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88.9" calcext:value-type="float">
            <text:p>88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92.26" calcext:value-type="float">
            <text:p>92,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83.7" calcext:value-type="float">
            <text:p>83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68.1" calcext:value-type="float">
            <text:p>68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8.04" calcext:value-type="float">
            <text:p>8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112.52" calcext:value-type="float">
            <text:p>112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72.64" calcext:value-type="float">
            <text:p>72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90.18" calcext:value-type="float">
            <text:p>90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8.04" calcext:value-type="float">
            <text:p>8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91.34" calcext:value-type="float">
            <text:p>91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96.84" calcext:value-type="float">
            <text:p>96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86.68" calcext:value-type="float">
            <text:p>86,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90.48" calcext:value-type="float">
            <text:p>90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4" calcext:value-type="float">
            <text:p>74</text:p>
          </table:table-cell>
          <table:table-cell office:value-type="float" office:value="69.94" calcext:value-type="float">
            <text:p>69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74.56" calcext:value-type="float">
            <text:p>74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93.66" calcext:value-type="float">
            <text:p>93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.38" calcext:value-type="float">
            <text:p>2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.42" calcext:value-type="float">
            <text:p>2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.96" calcext:value-type="float">
            <text:p>2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.08" calcext:value-type="float">
            <text:p>3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.08" calcext:value-type="float">
            <text:p>3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5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.16" calcext:value-type="float">
            <text:p>3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.16" calcext:value-type="float">
            <text:p>3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5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.28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.62" calcext:value-type="float">
            <text:p>3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3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5.16" calcext:value-type="float">
            <text:p>5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Token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.42" calcext:value-type="float">
            <text:p>1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.52" calcext:value-type="float">
            <text:p>1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.9" calcext:value-type="float">
            <text:p>1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06" calcext:value-type="float">
            <text:p>2,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48" calcext:value-type="float">
            <text:p>2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84" calcext:value-type="float">
            <text:p>2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88" calcext:value-type="float">
            <text:p>2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92" calcext:value-type="float">
            <text:p>2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4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.08" calcext:value-type="float">
            <text:p>3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2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.24" calcext:value-type="float">
            <text:p>3,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4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.24" calcext:value-type="float">
            <text:p>3,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.84" calcext:value-type="float">
            <text:p>3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3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.88" calcext:value-type="float">
            <text:p>4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3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.04" calcext:value-type="float">
            <text:p>5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4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.64" calcext:value-type="float">
            <text:p>5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4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.78" calcext:value-type="float">
            <text:p>5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06" calcext:value-type="float">
            <text:p>6,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84" calcext:value-type="float">
            <text:p>6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2.46" calcext:value-type="float">
            <text:p>32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3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.08" calcext:value-type="float">
            <text:p>3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87.08" calcext:value-type="float">
            <text:p>87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83.54" calcext:value-type="float">
            <text:p>83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5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26" calcext:value-type="float">
            <text:p>2,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4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2.38" calcext:value-type="float">
            <text:p>2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99.84" calcext:value-type="float">
            <text:p>99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81.48" calcext:value-type="float">
            <text:p>81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81.28" calcext:value-type="float">
            <text:p>81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84.64" calcext:value-type="float">
            <text:p>84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3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Token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Token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93.44" calcext:value-type="float">
            <text:p>93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94.9" calcext:value-type="float">
            <text:p>94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00.64" calcext:value-type="float">
            <text:p>100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9" calcext:value-type="float">
            <text:p>59</text:p>
          </table:table-cell>
          <table:table-cell office:value-type="float" office:value="71.88" calcext:value-type="float">
            <text:p>71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9" calcext:value-type="float">
            <text:p>59</text:p>
          </table:table-cell>
          <table:table-cell office:value-type="float" office:value="103.38" calcext:value-type="float">
            <text:p>103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72.4" calcext:value-type="float">
            <text:p>72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75.96" calcext:value-type="float">
            <text:p>75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77.48" calcext:value-type="float">
            <text:p>77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91.7" calcext:value-type="float">
            <text:p>91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3" calcext:value-type="float">
            <text:p>53</text:p>
          </table:table-cell>
          <table:table-cell office:value-type="float" office:value="96.28" calcext:value-type="float">
            <text:p>96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1" calcext:value-type="float">
            <text:p>71</text:p>
          </table:table-cell>
          <table:table-cell office:value-type="float" office:value="70.92" calcext:value-type="float">
            <text:p>70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90.52" calcext:value-type="float">
            <text:p>90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9.62" calcext:value-type="float">
            <text:p>79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73.6" calcext:value-type="float">
            <text:p>73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75.54" calcext:value-type="float">
            <text:p>75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77.82" calcext:value-type="float">
            <text:p>77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77.92" calcext:value-type="float">
            <text:p>77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80.38" calcext:value-type="float">
            <text:p>80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85.2" calcext:value-type="float">
            <text:p>85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87.18" calcext:value-type="float">
            <text:p>87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92.22" calcext:value-type="float">
            <text:p>92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96.96" calcext:value-type="float">
            <text:p>96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97.04" calcext:value-type="float">
            <text:p>97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01.04" calcext:value-type="float">
            <text:p>101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01.84" calcext:value-type="float">
            <text:p>101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08.14" calcext:value-type="float">
            <text:p>108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1.74" calcext:value-type="float">
            <text:p>71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105.56" calcext:value-type="float">
            <text:p>105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.56" calcext:value-type="float">
            <text:p>1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.98" calcext:value-type="float">
            <text:p>1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3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.28" calcext:value-type="float">
            <text:p>2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3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.42" calcext:value-type="float">
            <text:p>2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.44" calcext:value-type="float">
            <text:p>2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.56" calcext:value-type="float">
            <text:p>2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.58" calcext:value-type="float">
            <text:p>2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.86" calcext:value-type="float">
            <text:p>2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.92" calcext:value-type="float">
            <text:p>2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.28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2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2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.88" calcext:value-type="float">
            <text:p>3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2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4.14" calcext:value-type="float">
            <text:p>4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68.82" calcext:value-type="float">
            <text:p>68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100.82" calcext:value-type="float">
            <text:p>100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101.1" calcext:value-type="float">
            <text:p>101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101.72" calcext:value-type="float">
            <text:p>101,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112.24" calcext:value-type="float">
            <text:p>112,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98.2" calcext:value-type="float">
            <text:p>98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68.7" calcext:value-type="float">
            <text:p>68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70.26" calcext:value-type="float">
            <text:p>70,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71.74" calcext:value-type="float">
            <text:p>71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83.3" calcext:value-type="float">
            <text:p>83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7.3" calcext:value-type="float">
            <text:p>7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80.12" calcext:value-type="float">
            <text:p>80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2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.08" calcext:value-type="float">
            <text:p>3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2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.16" calcext:value-type="float">
            <text:p>3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3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7143" calcext:value-type="float">
            <text:p>0,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7429" calcext:value-type="float">
            <text:p>0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7714" calcext:value-type="float">
            <text:p>0,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8286" calcext:value-type="float">
            <text:p>0,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3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8286" calcext:value-type="float">
            <text:p>0,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3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8286" calcext:value-type="float">
            <text:p>0,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8857" calcext:value-type="float">
            <text:p>0,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Shingle3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Shingle3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.0286" calcext:value-type="float">
            <text:p>1,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4.8857" calcext:value-type="float">
            <text:p>4,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4.8857" calcext:value-type="float">
            <text:p>4,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4.9714" calcext:value-type="float">
            <text:p>4,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3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.9143" calcext:value-type="float">
            <text:p>0,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.6889" calcext:value-type="float">
            <text:p>1,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2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.7111" calcext:value-type="float">
            <text:p>1,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2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.7556" calcext:value-type="float">
            <text:p>1,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.7778" calcext:value-type="float">
            <text:p>3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.1111" calcext:value-type="float">
            <text:p>4,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.2" calcext:value-type="float">
            <text:p>4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3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.325" calcext:value-type="float">
            <text:p>4,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Shingle2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.3556" calcext:value-type="float">
            <text:p>4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.425" calcext:value-type="float">
            <text:p>4,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2Bool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.5111" calcext:value-type="float">
            <text:p>4,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.525" calcext:value-type="float">
            <text:p>4,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Shingle2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.7111" calcext:value-type="float">
            <text:p>4,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Shingle3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.875" calcext:value-type="float">
            <text:p>4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.175" calcext:value-type="float">
            <text:p>5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Shingle3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.325" calcext:value-type="float">
            <text:p>5,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3Bool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.425" calcext:value-type="float">
            <text:p>5,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0.2222" calcext:value-type="float">
            <text:p>10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4.3556" calcext:value-type="float">
            <text:p>14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4.5556" calcext:value-type="float">
            <text:p>14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8.125" calcext:value-type="float">
            <text:p>18,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.6444" calcext:value-type="float">
            <text:p>1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2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.6889" calcext:value-type="float">
            <text:p>1,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.8667" calcext:value-type="float">
            <text:p>1,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Shingle2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2.1333" calcext:value-type="float">
            <text:p>2,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Shingle2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.0667" calcext:value-type="float">
            <text:p>3,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2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.6444" calcext:value-type="float">
            <text:p>3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0.4" calcext:value-type="float">
            <text:p>10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0.9556" calcext:value-type="float">
            <text:p>10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2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56" calcext:value-type="float">
            <text:p>1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2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.8889" calcext:value-type="float">
            <text:p>3,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3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4.75" calcext:value-type="float">
            <text:p>4,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4.5143" calcext:value-type="float">
            <text:p>4,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4.5429" calcext:value-type="float">
            <text:p>4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4.5714" calcext:value-type="float">
            <text:p>4,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5.0857" calcext:value-type="float">
            <text:p>5,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9.4889" calcext:value-type="float">
            <text:p>9,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9.5556" calcext:value-type="float">
            <text:p>9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9.7333" calcext:value-type="float">
            <text:p>9,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3.1333" calcext:value-type="float">
            <text:p>13,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3.4444" calcext:value-type="float">
            <text:p>13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6.875" calcext:value-type="float">
            <text:p>16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7.175" calcext:value-type="float">
            <text:p>17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4.4286" calcext:value-type="float">
            <text:p>4,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4.8857" calcext:value-type="float">
            <text:p>4,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5.0571" calcext:value-type="float">
            <text:p>5,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9.3556" calcext:value-type="float">
            <text:p>9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9.7556" calcext:value-type="float">
            <text:p>9,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9.9556" calcext:value-type="float">
            <text:p>9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3.4889" calcext:value-type="float">
            <text:p>13,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3.5778" calcext:value-type="float">
            <text:p>13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.7556" calcext:value-type="float">
            <text:p>3,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3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4.55" calcext:value-type="float">
            <text:p>4,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3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0.4" calcext:value-type="float">
            <text:p>10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.1111" calcext:value-type="float">
            <text:p>14,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7.125" calcext:value-type="float">
            <text:p>17,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2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.7111" calcext:value-type="float">
            <text:p>3,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2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.7333" calcext:value-type="float">
            <text:p>3,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2Normalized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.4" calcext:value-type="float">
            <text:p>4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2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.6222" calcext:value-type="float">
            <text:p>4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3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.125" calcext:value-type="float">
            <text:p>5,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3Normalized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275" calcext:value-type="float">
            <text:p>6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7.625" calcext:value-type="float">
            <text:p>17,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2.8444" calcext:value-type="float">
            <text:p>12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office:value-type="float" office:value="16.425" calcext:value-type="float">
            <text:p>16,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office:value-type="float" office:value="16.8" calcext:value-type="float">
            <text:p>16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office:value-type="float" office:value="16.85" calcext:value-type="float">
            <text:p>16,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office:value-type="float" office:value="17.05" calcext:value-type="float">
            <text:p>17,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3.3111" calcext:value-type="float">
            <text:p>13,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.6222" calcext:value-type="float">
            <text:p>1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0.2889" calcext:value-type="float">
            <text:p>10,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9.2667" calcext:value-type="float">
            <text:p>9,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9.5556" calcext:value-type="float">
            <text:p>9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.9556" calcext:value-type="float">
            <text:p>3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4.325" calcext:value-type="float">
            <text:p>4,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8.375" calcext:value-type="float">
            <text:p>18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4.7778" calcext:value-type="float">
            <text:p>14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2.8222" calcext:value-type="float">
            <text:p>12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6.425" calcext:value-type="float">
            <text:p>16,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6.725" calcext:value-type="float">
            <text:p>16,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3.1778" calcext:value-type="float">
            <text:p>13,18</text:p>
          </table:table-cell>
          <table:table-cell table:number-columns-repeated="2"/>
        </table:table-row>
        <table:table-row table:style-name="ro2" table:number-rows-repeated="104821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1" table:order="descending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0:43:30.2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7M39S</meta:editing-duration>
    <meta:editing-cycles>21</meta:editing-cycles>
    <meta:generator>LibreOffice/5.2.5.1$Windows_X86_64 LibreOffice_project/0312e1a284a7d50ca85a365c316c7abbf20a4d22</meta:generator>
    <dc:date>2017-05-04T21:01:33.136000000</dc:date>
    <meta:document-statistic meta:table-count="3" meta:cell-count="1785" meta:object-count="0"/>
    <meta:user-defined meta:name="Info 1"/>
    <meta:user-defined meta:name="Info 2"/>
    <meta:user-defined meta:name="Info 3"/>
    <meta:user-defined meta:name="Info 4"/>
  </office:meta>
</office:document-meta>
</file>